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c0c0c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none" fo:background-color="#c0c0c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none" fo:background-color="#c0c0c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5f_BuiltIn_5f_Currency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37" office:value-type="string" calcext:value-type="string">
            <text:p>Termék neve</text:p>
          </table:table-cell>
          <table:table-cell table:style-name="ce40" office:value-type="string" calcext:value-type="string">
            <text:p>1. negyedév</text:p>
          </table:table-cell>
          <table:table-cell table:style-name="ce40" office:value-type="string" calcext:value-type="string">
            <text:p>2. negyedév</text:p>
          </table:table-cell>
          <table:table-cell table:style-name="ce47" office:value-type="string" calcext:value-type="string">
            <text:p>3. negyedé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8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48" table:formula="of:=[.D3]*[.$B11]" office:value-type="float" office:value="4799040" calcext:value-type="float">
            <text:p><text:s/>4 799 04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8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48" table:formula="of:=[.D4]*[.$B12]" office:value-type="float" office:value="5399400" calcext:value-type="float">
            <text:p><text:s/>5 399 400 Ft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8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48" table:formula="of:=[.D5]*[.$B13]" office:value-type="float" office:value="3199600" calcext:value-type="float">
            <text:p><text:s/>3 199 600 Ft 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39" office:value-type="string" calcext:value-type="string">
            <text:p>Fénykép </text:p>
          </table:table-cell>
          <table:table-cell table:style-name="ce42" table:formula="of:=[.B6]*[.$B14]" office:value-type="float" office:value="2504850" calcext:value-type="float">
            <text:p><text:s/>2 504 850 Ft </text:p>
          </table:table-cell>
          <table:table-cell table:style-name="ce42" table:formula="of:=[.C6]*[.$B14]" office:value-type="float" office:value="5009700" calcext:value-type="float">
            <text:p><text:s/>5 009 700 Ft </text:p>
          </table:table-cell>
          <table:table-cell table:style-name="ce49" table:formula="of:=[.D6]*[.$B14]" office:value-type="float" office:value="7514550" calcext:value-type="float">
            <text:p><text:s/>7 514 550 Ft 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.00.00</text:date>, <text:time style:data-style-name="N2" text:time-value="15:00:11.4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2T15:00:24.643000000</dc:date>
    <meta:print-date>2006-09-05T16:08:04</meta:print-date>
    <meta:editing-duration>PT31M42S</meta:editing-duration>
    <meta:editing-cycles>16</meta:editing-cycles>
    <meta:generator>LibreOfficeDev/5.4.0.0.alpha0$Windows_x86 LibreOffice_project/fedf4e5db7d9f755fa356e986ec0f0b8bf3bef57</meta:generator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="hatch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ngle-offset="46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/>
      <style:graphic-properties draw:stroke="none" draw:fill-color="#7ed22b" draw:fill-gradient-name="Tango_5f_20_5f_Blue" draw:gradient-step-count="0" draw:fill-hatch-name="Red_5f_20_5f_Crossed_5f_20_5f_0_5f_20_5f_Degrees" draw:fill-image-name="Metal" style:repeat="no-repeat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circle" chart:style-name="ch1">
        <chart:title svg:x="6.329cm" svg:y="0.261cm" chart:style-name="ch2">
          <text:p>Éves árbevétel</text:p>
        </chart:title>
        <chart:legend chart:legend-position="end" svg:x="13.373cm" svg:y="3.78cm" style:legend-expansion="high" chart:style-name="ch3"/>
        <chart:plot-area chart:style-name="ch4" table:cell-range-address="Mo_példa_06_a.D10:Mo_példa_06_a.G14" chart:data-source-has-labels="both" svg:x="4.353cm" svg:y="1.846cm" svg:width="6.652cm" svg:height="6.653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Mo_példa_06_a.E13:Mo_példa_06_a.G13" chart:label-cell-address="Mo_példa_06_a.D13:Mo_példa_06_a.D13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Mo_példa_06_a.E14:Mo_példa_06_a.G14" chart:label-cell-address="Mo_példa_06_a.D14:Mo_példa_06_a.D14" chart:class="chart:circle">
            <chart:data-point chart:style-name="ch9"/>
            <chart:data-point chart:style-name="ch10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draw:g>
                  <svg:desc>Mo_példa_06_a.E10:Mo_példa_06_a.G10</svg:desc>
                </draw:g>
              </table:table-cell>
              <table:table-cell office:value-type="string">
                <text:p>2. negyedév</text:p>
              </table:table-cell>
              <table:table-cell office:value-type="string">
                <text:p>3. negyedév</text:p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